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rsid="000f6276" officeooo:paragraph-rsid="000754e9"/>
    </style:style>
    <style:style style:name="P2" style:family="paragraph" style:parent-style-name="Standard" style:list-style-name="L1">
      <style:text-properties officeooo:rsid="000f6276" officeooo:paragraph-rsid="000754e9"/>
    </style:style>
    <style:style style:name="P3" style:family="paragraph" style:parent-style-name="Standard">
      <style:text-properties officeooo:rsid="000f6276" officeooo:paragraph-rsid="000754e9"/>
    </style:style>
    <style:style style:name="P4" style:family="paragraph" style:parent-style-name="Standard" style:list-style-name="L1">
      <style:text-properties officeooo:rsid="0018023d" officeooo:paragraph-rsid="000754e9"/>
    </style:style>
    <style:style style:name="P5" style:family="paragraph" style:parent-style-name="Standard">
      <style:text-properties fo:font-weight="bold" officeooo:rsid="000f6276" officeooo:paragraph-rsid="000754e9" style:font-weight-asian="bold" style:font-weight-complex="bold"/>
    </style:style>
    <style:style style:name="P6" style:family="paragraph" style:parent-style-name="Title">
      <style:text-properties officeooo:paragraph-rsid="000754e9"/>
    </style:style>
    <style:style style:name="T1" style:family="text">
      <style:text-properties officeooo:rsid="0017eedf"/>
    </style:style>
    <style:style style:name="T2" style:family="text">
      <style:text-properties officeooo:rsid="001ca89b"/>
    </style:style>
    <style:style style:name="T3" style:family="text">
      <style:text-properties officeooo:rsid="00157265"/>
    </style:style>
    <style:style style:name="T4" style:family="text">
      <style:text-properties officeooo:rsid="00373cd0"/>
    </style:style>
    <style:style style:name="T5" style:family="text">
      <style:text-properties officeooo:rsid="000754e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Práctica <text:span text:style-name="T5">2</text:span> – <text:span text:style-name="T5">Mapa de navegación web</text:span> – <text:span text:style-name="T4">Pedro Plaza Ramos</text:span></text:p>
      <text:p text:style-name="P3"/>
      <text:p text:style-name="P3"/>
      <text:list xml:id="list6572446989206755929" text:style-name="L1">
        <text:list-item>
          <text:p text:style-name="P2">Estructura</text:p>
        </text:list-item>
        <text:list-item>
          <text:p text:style-name="P2">Colores</text:p>
        </text:list-item>
        <text:list-item>
          <text:p text:style-name="P2">Tipografía</text:p>
        </text:list-item>
        <text:list-item>
          <text:p text:style-name="P4">Imágenes</text:p>
        </text:list-item>
      </text:list>
      <text:p text:style-name="P3"/>
      <text:p text:style-name="P3"/>
      <text:p text:style-name="P5">1. Estructura</text:p>
      <text:p text:style-name="P3"/>
      <text:p text:style-name="P1">La página <text:span text:style-name="T1">tendrá un margen del 10% hacia cada borde de la pantalla y </text:span>se dividirá en <text:span text:style-name="T2">cinco</text:span> secciones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26T10:55:29.136213437</meta:creation-date>
    <dc:date>2017-09-26T10:56:28.805539421</dc:date>
    <meta:editing-duration>P0D</meta:editing-duration>
    <meta:editing-cycles>1</meta:editing-cycles>
    <meta:document-statistic meta:table-count="0" meta:image-count="0" meta:object-count="0" meta:page-count="1" meta:paragraph-count="7" meta:word-count="38" meta:character-count="212" meta:non-whitespace-character-count="182"/>
    <meta:generator>LibreOffice/4.2.8.2$Linux_X86_64 LibreOffice_project/420m0$Build-2</meta:generator>
  </office:meta>
</office:document-meta>
</file>